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12.009cm"/>
    </style:style>
    <style:style style:name="co4" style:family="table-column">
      <style:table-column-properties fo:break-before="auto" style:column-width="10.155cm"/>
    </style:style>
    <style:style style:name="co5" style:family="table-column">
      <style:table-column-properties fo:break-before="auto" style:column-width="14.96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11.876cm"/>
    </style:style>
    <style:style style:name="co9" style:family="table-column">
      <style:table-column-properties fo:break-before="auto" style:column-width="8.412cm"/>
    </style:style>
    <style:style style:name="co10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5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font-name="Monospace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b5b5b5" style:text-outline="false" style:text-line-through-style="none" style:font-name="Consola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>
            <text:p>JunitKlasse</text:p>
          </table:table-cell>
          <table:table-cell table:style-name="ce1" office:value-type="string">
            <text:p>Testfall</text:p>
          </table:table-cell>
          <table:table-cell table:style-name="ce1" office:value-type="string">
            <text:p>Getestete Komponenten</text:p>
          </table:table-cell>
          <table:table-cell table:style-name="ce1" office:value-type="string">
            <text:p>Getestete Funktionalität</text:p>
          </table:table-cell>
          <table:table-cell table:style-name="ce1" office:value-type="string">
            <text:p>Erfolg des Testes</text:p>
          </table:table-cell>
          <table:table-cell table:style-name="ce9" office:value-type="string">
            <text:p>Art des Fehlers</text:p>
          </table:table-cell>
          <table:table-cell table:style-name="ce1" office:value-type="string">
            <text:p>Fehler behoben in</text:p>
          </table:table-cell>
        </table:table-row>
        <table:table-row table:style-name="ro3">
          <table:table-cell office:value-type="string">
            <text:p>TermValueTest</text:p>
          </table:table-cell>
          <table:table-cell office:value-type="string">
            <text:p>test_arithmetic_operations</text:p>
          </table:table-cell>
          <table:table-cell office:value-type="string">
            <text:p>TermValue, IntValue, FloatValue, LongValue, DoubleValue</text:p>
          </table:table-cell>
          <table:table-cell office:value-type="string">
            <text:p>Arithmetische Operationen</text:p>
          </table:table-cell>
          <table:table-cell office:value-type="string">
            <text:p>Nein</text:p>
          </table:table-cell>
          <table:table-cell office:value-type="string">
            <text:p>Falscher Typ des Wertes</text:p>
          </table:table-cell>
          <table:table-cell office:value-type="string">
            <text:p>LongValue, FloatValue</text:p>
          </table:table-cell>
        </table:table-row>
        <table:table-row table:style-name="ro3">
          <table:table-cell office:value-type="string">
            <text:p>TermValueTest</text:p>
          </table:table-cell>
          <table:table-cell table:style-name="ce3" office:value-type="string">
            <text:p>test_boolean_value</text:p>
          </table:table-cell>
          <table:table-cell office:value-type="string">
            <text:p>TermValue, BooleanValue</text:p>
          </table:table-cell>
          <table:table-cell office:value-type="string">
            <text:p>logische Operation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 table:number-rows-repeated="3">
          <table:table-cell/>
          <table:table-cell table:style-name="Default"/>
          <table:table-cell table:number-columns-repeated="5"/>
        </table:table-row>
        <table:table-row table:style-name="ro3">
          <table:table-cell office:value-type="string">
            <text:p>RDBFTest</text:p>
          </table:table-cell>
          <table:table-cell table:style-name="ce4" office:value-type="string">
            <text:p>test_RDBFData</text:p>
          </table:table-cell>
          <table:table-cell office:value-type="string">
            <text:p>RDBFData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RDBFTest</text:p>
          </table:table-cell>
          <table:table-cell table:style-name="ce5" office:value-type="string">
            <text:p>test_RDBFBlock</text:p>
          </table:table-cell>
          <table:table-cell office:value-type="string">
            <text:p>RDBFBlock, RDBFData, RDBFAdditions</text:p>
          </table:table-cell>
          <table:table-cell office:value-type="string">
            <text:p>Block und Datenspeicherung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RDBFTest</text:p>
          </table:table-cell>
          <table:table-cell table:style-name="ce5" office:value-type="string">
            <text:p>test_RDBFParser</text:p>
          </table:table-cell>
          <table:table-cell office:value-type="string">
            <text:p>RDBFParser</text:p>
          </table:table-cell>
          <table:table-cell office:value-type="string">
            <text:p>Korrektes parsen von Zeilen</text:p>
          </table:table-cell>
          <table:table-cell office:value-type="string">
            <text:p>Nein</text:p>
          </table:table-cell>
          <table:table-cell office:value-type="string">
            <text:p>RDBF unterstützt keine negative Zahlen</text:p>
          </table:table-cell>
          <table:table-cell office:value-type="string">
            <text:p>RDBFParser (Z. 67-74)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office:value-type="string">
            <text:p>Float und Double mit Exponent sind nicht in der Grammatik</text:p>
          </table:table-cell>
          <table:table-cell office:value-type="string">
            <text:p>RDBFParser (Z. 67-74)</text:p>
          </table:table-cell>
        </table:table-row>
        <table:table-row table:style-name="ro3">
          <table:table-cell office:value-type="string">
            <text:p>RDBFTest</text:p>
          </table:table-cell>
          <table:table-cell table:style-name="ce4" office:value-type="string">
            <text:p>test_RDBFPropReader</text:p>
          </table:table-cell>
          <table:table-cell office:value-type="string">
            <text:p>RDBFPropReader, PropertiesFile</text:p>
          </table:table-cell>
          <table:table-cell office:value-type="string">
            <text:p>Lesen der Einstellungs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RDBFTest</text:p>
          </table:table-cell>
          <table:table-cell table:style-name="ce5" office:value-type="string">
            <text:p>test_RDBFPropWriter</text:p>
          </table:table-cell>
          <table:table-cell office:value-type="string">
            <text:p>RDBFPropWriter, PropertiesFile</text:p>
          </table:table-cell>
          <table:table-cell office:value-type="string">
            <text:p>Schreiben einer Einstellungs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RDBFTest</text:p>
          </table:table-cell>
          <table:table-cell table:style-name="ce5" office:value-type="string">
            <text:p>test_RDBFReader</text:p>
          </table:table-cell>
          <table:table-cell office:value-type="string">
            <text:p>RDBFReader</text:p>
          </table:table-cell>
          <table:table-cell office:value-type="string">
            <text:p>Lesen einer RDBF 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>
          <table:table-cell office:value-type="string">
            <text:p>RDBFTest</text:p>
          </table:table-cell>
          <table:table-cell table:style-name="ce5" office:value-type="string">
            <text:p>test_RDBFDBReader</text:p>
          </table:table-cell>
          <table:table-cell office:value-type="string">
            <text:p>RDBFDBReader, ConfigurationFile, LanguageFile</text:p>
          </table:table-cell>
          <table:table-cell office:value-type="string">
            <text:p>Konvertieren einer RDBFDatei in ein ConfigurationFile bzw. Language File Objekt</text:p>
          </table:table-cell>
          <table:table-cell office:value-type="string">
            <text:p>Nein</text:p>
          </table:table-cell>
          <table:table-cell office:value-type="string">
            <text:p>Letztes \r\n wird nicht gelöscht</text:p>
          </table:table-cell>
          <table:table-cell office:value-type="string">
            <text:p>RDBFReader (Z. 87)</text:p>
          </table:table-cell>
        </table:table-row>
        <table:table-row table:style-name="ro3">
          <table:table-cell office:value-type="string">
            <text:p>RDBFTest</text:p>
          </table:table-cell>
          <table:table-cell table:style-name="ce5" office:value-type="string">
            <text:p>test_RDBFDBWriter</text:p>
          </table:table-cell>
          <table:table-cell office:value-type="string">
            <text:p>RDBFDBWriter, ConfigurationFile, LanguageFile</text:p>
          </table:table-cell>
          <table:table-cell office:value-type="string">
            <text:p>Schreiben einer Konfigurations bzw. Sprachdatei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3" table:number-rows-repeated="2">
          <table:table-cell/>
          <table:table-cell table:style-name="ce6"/>
          <table:table-cell table:number-columns-repeated="5"/>
        </table:table-row>
        <table:table-row table:style-name="ro3">
          <table:table-cell office:value-type="string">
            <text:p>DebugControlTest</text:p>
          </table:table-cell>
          <table:table-cell table:style-name="ce7" office:value-type="string">
            <text:p>test_step_normal_back</text:p>
          </table:table-cell>
          <table:table-cell office:value-type="string">
            <text:p>DebugLogicFacade, DebugControl</text:p>
          </table:table-cell>
          <table:table-cell office:value-type="string">
            <text:p>Step forward / back / out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>
            <text:p>test_step_over</text:p>
          </table:table-cell>
          <table:table-cell/>
          <table:table-cell office:value-type="string">
            <text:p>Step over</text:p>
          </table:table-cell>
          <table:table-cell office:value-type="string">
            <text:p>Nein</text:p>
          </table:table-cell>
          <table:table-cell office:value-type="string">
            <text:p>TraceState Position „AFTER_FUNC_CALL“ existiert nie</text:p>
          </table:table-cell>
          <table:table-cell office:value-type="string">
            <text:p>RoutineCall</text:p>
          </table:table-cell>
        </table:table-row>
        <table:table-row table:style-name="ro4" table:number-rows-repeated="6">
          <table:table-cell/>
          <table:table-cell table:style-name="ce6"/>
          <table:table-cell table:number-columns-repeated="5"/>
        </table:table-row>
        <table:table-row table:style-name="ro4" table:number-rows-repeated="8">
          <table:table-cell table:number-columns-repeated="7"/>
        </table:table-row>
        <table:table-row table:style-name="ro4" table:number-rows-repeated="13">
          <table:table-cell/>
          <table:table-cell table:style-name="Default"/>
          <table:table-cell table:number-columns-repeated="5"/>
        </table:table-row>
        <table:table-row table:style-name="ro4" table:number-rows-repeated="19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ospace1" svg:font-family="Monospace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28.02.2018</text:date>, <text:time>11:06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2-28T11:06:17.83</dc:date>
    <meta:editing-duration>PT5H10S</meta:editing-duration>
    <meta:editing-cycles>41</meta:editing-cycles>
    <meta:generator>OpenOffice.org/3.4.1$Win32 OpenOffice.org_project/341m1$Build-9593</meta:generator>
    <meta:document-statistic meta:table-count="2" meta:cell-count="75" meta:object-count="0"/>
  </office:meta>
</office:document-meta>
</file>